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5"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6" style:family="paragraph" style:parent-style-name="Standard">
      <style:paragraph-properties fo:text-align="justify" style:justify-single-word="false"/>
      <style:text-properties fo:language="en" fo:country="CA"/>
    </style:style>
    <style:style style:name="P7" style:family="paragraph" style:parent-style-name="Standard" style:list-style-name="L1">
      <style:paragraph-properties fo:text-align="justify" style:justify-single-word="false"/>
      <style:text-properties fo:language="en" fo:country="CA"/>
    </style:style>
    <style:style style:name="P8" style:family="paragraph" style:parent-style-name="Standard" style:list-style-name="L2">
      <style:paragraph-properties fo:text-align="justify" style:justify-single-word="false"/>
      <style:text-properties fo:language="en" fo:country="CA"/>
    </style:style>
    <style:style style:name="P9" style:family="paragraph" style:parent-style-name="Standard" style:list-style-name="L3">
      <style:paragraph-properties fo:text-align="justify" style:justify-single-word="false"/>
      <style:text-properties fo:language="en" fo:country="CA"/>
    </style:style>
    <style:style style:name="P10" style:family="paragraph" style:parent-style-name="Standard" style:list-style-name="L2">
      <style:paragraph-properties fo:text-align="justify" style:justify-single-word="false"/>
      <style:text-properties fo:language="en" fo:country="CA" style:text-underline-style="none"/>
    </style:style>
    <style:style style:name="P11"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12"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Courier New"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10/05/08, 10/07/20</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Probably, 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11"><text:s/></text:span><text:span text:style-name="T7">7 <text:tab/><text:tab/><text:tab/> 0</text:span></text:p>
      <text:p text:style-name="P5"><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4"><text:s text:c="4"/>Node: 19, NetId: F610, Channel: 6, XPower: 7, Powerup, Active</text:p>
      <text:p text:style-name="P4"><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s</text:span> (continuous transmission of measurement packets):</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42465160" text:style-name="L1">
        <text:list-item>
          <text:p text:style-name="P7">If the specified minimum is less than 256, it will be set to 256.</text:p>
          <text:p text:style-name="P7"/>
        </text:list-item>
        <text:list-item>
          <text:p text:style-name="P7">If the specified maximum is less than the minimum, it will be set to the minimum. This also applies to the case when only the minimum is specified and the previous setting of the maximum turns out to be less than the new minimum.</text:p>
          <text:p text:style-name="P7"/>
        </text:list-item>
        <text:list-item>
          <text:p text:style-name="P7">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ext:soft-page-break/>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3">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2"/>
      <text:p text:style-name="P2"/>
      <text:p text:style-name="P3"><text:soft-page-break/>Command <text:span text:style-name="T3">r</text:span> (measurement report):</text:p>
      <text:p text:style-name="P2"/>
      <text:p text:style-name="P2">By executing this command, you can obtain a report from the current node (this report will be written to UART):</text:p>
      <text:p text:style-name="P2"/>
      <text:p text:style-name="P2"><text:tab/><text:span text:style-name="T3">r </text:span><text:span text:style-name="T8">c</text:span></text:p>
      <text:p text:style-name="P2"/>
      <text:p text:style-name="P2">The argument is an optional number. If nonzero, the command will clear the counters after extracting them. </text:p>
      <text:p text:style-name="P2"/>
      <text:p text:style-name="P2">For example, you may see something this:</text:p>
      <text:p text:style-name="P2"/>
      <text:p text:style-name="P4"><text:tab/>Stats (local) ch = 0):</text:p>
      <text:p text:style-name="P4"><text:tab/>Mem: 4130 4051 78</text:p>
      <text:p text:style-name="P4"><text:tab/>Sent: 3576</text:p>
      <text:p text:style-name="P4"><text:tab/>Received from: 19: 2491</text:p>
      <text:p text:style-name="P4"><text:tab/>Received from: 20: 3387</text:p>
      <text:p text:style-name="P4"><text:tab/>Received from: 22: 831</text:p>
      <text:p text:style-name="P4"><text:tab/>Driver stats: 576, 573, 1311, 0, 0, 83</text:p>
      <text:p text:style-name="P4"><text:tab/>Ready:</text:p>
      <text:p text:style-name="P2"/>
      <text:p text:style-name="P2">The header lists the current channel number followed by the memory statistics: the current amount of free memory on the heap, the smallest amount registered so far, and the minimum unused portion of the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42464224" text:style-name="L2">
        <text:list-item>
          <text:p text:style-name="P8">The total number of activations of the receiver. This happens whenever the device thinks it perceives something looking like a packet. This counter wraps around at 64K. When that happens, the next counter is automatically zeroed out.</text:p>
          <text:p text:style-name="P8"/>
        </text:list-item>
        <text:list-item>
          <text:p text:style-name="P8">The total number of packets that have been correctly received and passed to TCV/VINETI. Note that this can never be more than the previous value. Also note that with hardware CRC and the AUTOFLUSH option on, the two values will always be the same.</text:p>
          <text:p text:style-name="P8"/>
        </text:list-item>
        <text:list-item>
          <text:p text:style-name="P10">The total number of packets submitted for transmission.</text:p>
          <text:p text:style-name="P8"/>
        </text:list-item>
        <text:list-item>
          <text:p text:style-name="P10">The total number of packets that were submitted for transmission and exceeded the limit on the number of transmission attempts and were dropped.</text:p>
          <text:p text:style-name="P8"/>
        </text:list-item>
        <text:list-item>
          <text:p text:style-name="P8">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8"><text:soft-page-break/></text:p>
        </text:list-item>
        <text:list-item>
          <text:p text:style-name="P8">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to put the node into power-down mode.</text:p>
      <text:p text:style-name="P2"/>
      <text:p text:style-name="P2"><text:soft-page-break/><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tab/><text:span text:style-name="T3">Q</text:span></text:p>
      <text:p text:style-name="P2"/>
      <text:p text:style-name="P2">cancels the last <text:span text:style-name="T3">P</text:span>.</text:p>
      <text:p text:style-name="P2"/>
      <text:p text:style-name="P2"/>
      <text:p text:style-name="P3"><text:soft-page-break/>Commands <text:span text:style-name="T3">f</text:span> and <text:span text:style-name="T3">g</text:span> (switching the receiver off and on):</text:p>
      <text:p text:style-name="P2"/>
      <text:p text:style-name="P2">This command:</text:p>
      <text:p text:style-name="P2"/>
      <text:p text:style-name="P2"><text:tab/><text:span text:style-name="T3">f</text:span></text:p>
      <text:p text:style-name="P2"/>
      <text:p text:style-name="P2">switches off the node's receiver (rendering the node dumb to measurement packets and remote commands – see below). The node can still transmit, though. You can switch on the receiver back with:</text:p>
      <text:p text:style-name="P2"/>
      <text:p text:style-name="P2"><text:tab/><text:span text:style-name="T3">g</text:span></text:p>
      <text:p text:style-name="P2"/>
      <text:p text:style-name="P2">The <text:span text:style-name="T3">f</text:span> command cannot be issued remotely (see below).</text:p>
      <text:p text:style-name="P2"/>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text:soft-page-break/>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4"><text:tab/>S 19 s 512 4096 44 58</text:p>
      <text:p text:style-name="P4"><text:tab/>S 23 d<text:tab/><text:tab/><text:tab/><text:tab/><text:span text:style-name="T12">[putting node 23 into power-down mode]</text:span></text:p>
      <text:p text:style-name="P4"><text:tab/>S 19 q</text:p>
      <text:p text:style-name="P4"><text:tab/>S 25 p 6</text:p>
      <text:p text:style-name="P4"><text:tab/>S 21 m 1C 01 24 1F</text:p>
      <text:p text:style-name="P4"><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text:soft-page-break/></text:p>
      <text:p text:style-name="P4"><text:tab/>Ready:</text:p>
      <text:p text:style-name="P4"><text:tab/>S 19 d</text:p>
      <text:p text:style-name="P4"><text:tab/>Ready:</text:p>
      <text:p text:style-name="P4"><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4"><text:tab/>Ready:</text:p>
      <text:p text:style-name="P4"><text:tab/>S 233 d</text:p>
      <text:p text:style-name="P4"><text:tab/>Ready:</text:p>
      <text:p text:style-name="P4"><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42444311" text:style-name="L3">
        <text:list-item>
          <text:p text:style-name="P9">formal error (probably cannot happen)</text:p>
        </text:list-item>
        <text:list-item>
          <text:p text:style-name="P9">no memory to acquire packet</text:p>
        </text:list-item>
        <text:list-item>
          <text:p text:style-name="P9">node busy with a previous command</text:p>
        </text:list-item>
        <text:list-item>
          <text:p text:style-name="P9">command syntax error</text:p>
        </text:list-item>
        <text:list-item>
          <text:p text:style-name="P9">node out of memory (umalloc failure)</text:p>
        </text:list-item>
        <text:list-item>
          <text:p text:style-name="P9">no room to run more threads</text:p>
        </text:list-item>
        <text:list-item>
          <text:p text:style-name="P9">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4"><text:tab/>Ready:</text:p>
      <text:p text:style-name="P4"><text:tab/>OK from 19:</text:p>
      <text:p text:style-name="P4"><text:tab/>Stats of node 19:</text:p>
      <text:p text:style-name="P4"><text:tab/>Sent: 2108</text:p>
      <text:p text:style-name="P4"><text:tab/>Received from 17: 3908</text:p>
      <text:p text:style-name="P4"><text:tab/>Received from 18: 2201</text:p>
      <text:p text:style-name="P4"><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text:soft-page-break/>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A sample experiment:</text:p>
      <text:p text:style-name="P1"/>
      <text:p text:style-name="P2">Compile the praxis:</text:p>
      <text:p text:style-name="P2"/>
      <text:p text:style-name="P4"><text:tab/>cd PICOS/PicOS/Apps/VUEE/RFTEST</text:p>
      <text:p text:style-name="P4"><text:tab/>mkmk WARSAW_ILS</text:p>
      <text:p text:style-name="P4"><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ext:soft-page-break/>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4">0x3E</text:span>. Start periodic transmissions on node 2, e.g.,</text:p>
      <text:p text:style-name="P2"/>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4">0x1F</text:span> (note that both values are in hex), which should affect the RSSI readings from node 2. You can try any value from <text:span text:style-name="T14">00</text:span> to <text:span text:style-name="T14">FF</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31T22:37:27.21</dc:date>
    <meta:editing-duration>PT12H55M23S</meta:editing-duration>
    <meta:editing-cycles>79</meta:editing-cycles>
    <meta:generator>OpenOffice.org/3.2$Win32 OpenOffice.org_project/320m18$Build-9502</meta:generator>
    <dc:creator>Paweł Gburzyński</dc:creator>
    <meta:document-statistic meta:table-count="0" meta:image-count="0" meta:object-count="4" meta:page-count="11" meta:paragraph-count="213" meta:word-count="3479" meta:character-count="19890"/>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